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26mm"/>
    </style:style>
    <style:style style:name="co2" style:family="table-column">
      <style:table-column-properties fo:break-before="auto" style:column-width="95.04mm"/>
    </style:style>
    <style:style style:name="co3" style:family="table-column">
      <style:table-column-properties fo:break-before="auto" style:column-width="76.78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13.48mm" fo:break-before="auto" style:use-optimal-row-height="fals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1.05pt double #000000" style:border-line-width="0.12mm 0.12mm 0.12mm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fo:background-color="#ffcc00" style:text-align-source="fix" style:repeat-content="false" fo:border="1.05pt double #000000" style:border-line-width="0.12mm 0.12mm 0.12mm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99ff99" style:text-align-source="fix" style:repeat-content="false" fo:border="1.05pt double #000000" style:border-line-width="0.12mm 0.12mm 0.12mm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1.05pt double #000000" style:border-line-width="0.12mm 0.12mm 0.12mm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ffcc00" style:text-align-source="fix" style:repeat-content="false" fo:border="1.05pt double #000000" style:border-line-width="0.12mm 0.12mm 0.12mm"/>
      <style:paragraph-properties fo:text-align="center" fo:margin-left="0mm"/>
    </style:style>
    <style:style style:name="ce17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 table:print-ranges="Feuille1.A1:Feuille1.D63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4"/>
        <table:table-row table:style-name="ro1">
          <table:table-cell table:style-name="ce1" office:value-type="string" calcext:value-type="string">
            <text:p>Adrien LEBOURGEOIS</text:p>
          </table:table-cell>
          <table:table-cell table:style-name="ce5" table:number-columns-repeated="3"/>
        </table:table-row>
        <table:table-row table:style-name="ro1">
          <table:table-cell table:style-name="ce2"/>
          <table:table-cell table:style-name="ce5" table:number-columns-repeated="3"/>
        </table:table-row>
        <table:table-row table:style-name="ro1">
          <table:table-cell table:style-name="ce3" office:value-type="string" calcext:value-type="string" table:number-columns-spanned="4" table:number-rows-spanned="1">
            <text:p>interface administration</text:p>
          </table:table-cell>
          <table:covered-table-cell table:number-columns-repeated="3" table:style-name="ce16"/>
        </table:table-row>
        <table:table-row table:style-name="ro1">
          <table:table-cell table:style-name="ce4" office:value-type="string" calcext:value-type="string">
            <text:p>Fonction</text:p>
          </table:table-cell>
          <table:table-cell table:style-name="ce4" office:value-type="string" calcext:value-type="string">
            <text:p>Valeurs entrées</text:p>
          </table:table-cell>
          <table:table-cell table:style-name="ce4" office:value-type="string" calcext:value-type="string">
            <text:p>Résultats attendus</text:p>
          </table:table-cell>
          <table:table-cell table:style-name="ce19" office:value-type="string" calcext:value-type="string">
            <text:p>résultat obtenus</text:p>
          </table:table-cell>
        </table:table-row>
        <table:table-row table:style-name="ro1">
          <table:table-cell table:style-name="ce5" table:number-columns-repeated="4"/>
        </table:table-row>
        <table:table-row table:style-name="ro1">
          <table:table-cell table:style-name="ce6" office:value-type="string" calcext:value-type="string" table:number-columns-spanned="4" table:number-rows-spanned="1">
            <text:p>Page de connexion</text:p>
          </table:table-cell>
          <table:covered-table-cell table:number-columns-repeated="3" table:style-name="ce5"/>
        </table:table-row>
        <table:table-row table:style-name="ro1">
          <table:table-cell table:style-name="ce7"/>
          <table:table-cell table:style-name="ce5" table:number-columns-repeated="3"/>
        </table:table-row>
        <table:table-row table:style-name="ro1">
          <table:table-cell table:style-name="ce8" office:value-type="string" calcext:value-type="string">
            <text:p>mode plein ecran</text:p>
          </table:table-cell>
          <table:table-cell office:value-type="string" calcext:value-type="string">
            <text:p>case décochée</text:p>
          </table:table-cell>
          <table:table-cell table:style-name="ce13" office:value-type="string" calcext:value-type="string">
            <text:p>mode fenêtr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9"/>
          <table:table-cell table:style-name="ce13" office:value-type="string" calcext:value-type="string">
            <text:p>case cochée</text:p>
          </table:table-cell>
          <table:table-cell table:style-name="ce13" office:value-type="string" calcext:value-type="string">
            <text:p>mode plein écra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8" office:value-type="string" calcext:value-type="string">
            <text:p>afficher ou non le mdp</text:p>
          </table:table-cell>
          <table:table-cell office:value-type="string" calcext:value-type="string">
            <text:p>case décochée</text:p>
          </table:table-cell>
          <table:table-cell office:value-type="string" calcext:value-type="string">
            <text:p>mdp masqué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9"/>
          <table:table-cell table:style-name="ce13" office:value-type="string" calcext:value-type="string">
            <text:p>case cochée</text:p>
          </table:table-cell>
          <table:table-cell table:style-name="ce13" office:value-type="string" calcext:value-type="string">
            <text:p>mdp affiché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0" office:value-type="string" calcext:value-type="string">
            <text:p>se connecter</text:p>
          </table:table-cell>
          <table:table-cell office:value-type="string" calcext:value-type="string">
            <text:p>IP serveur valide</text:p>
            <text:p>login valide</text:p>
            <text:p>Mdp valide</text:p>
          </table:table-cell>
          <table:table-cell office:value-type="string" calcext:value-type="string">
            <text:p>Connexion</text:p>
            <text:p>affichage de la page de choix des thèmes 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1"/>
          <table:table-cell office:value-type="string" calcext:value-type="string">
            <text:p>IP serveur erroné     (au moins un champ erroné)</text:p>
            <text:p>Login erroné</text:p>
            <text:p>Mdp erroné</text:p>
          </table:table-cell>
          <table:table-cell office:value-type="string" calcext:value-type="string">
            <text:p>affichage popup d’erreu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etour depuis la page d’erreur</text:p>
          </table:table-cell>
          <table:table-cell office:value-type="string" calcext:value-type="string">
            <text:p>clique sur bouton « return »</text:p>
          </table:table-cell>
          <table:table-cell office:value-type="string" calcext:value-type="string">
            <text:p>retour sur la page de connexion</text:p>
          </table:table-cell>
          <table:table-cell office:value-type="string" calcext:value-type="string">
            <text:p>ok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6" office:value-type="string" calcext:value-type="string" table:number-columns-spanned="4" table:number-rows-spanned="1">
            <text:p>Page des thèmes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4"/>
        </table:table-row>
        <table:table-row table:style-name="ro4">
          <table:table-cell table:style-name="ce13" office:value-type="string" calcext:value-type="string">
            <text:p>affichage de la page des thèmes</text:p>
          </table:table-cell>
          <table:table-cell table:style-name="ce13" office:value-type="string" calcext:value-type="string">
            <text:p>s’être connecté</text:p>
          </table:table-cell>
          <table:table-cell table:style-name="ce13" office:value-type="string" calcext:value-type="string">
            <text:p>affichage de la page des thèmes et des</text:p>
            <text:p>thèmes dans le menu déroulan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8" office:value-type="string" calcext:value-type="string">
            <text:p>mode plein ecran</text:p>
          </table:table-cell>
          <table:table-cell office:value-type="string" calcext:value-type="string">
            <text:p>case décochée</text:p>
          </table:table-cell>
          <table:table-cell table:style-name="ce13" office:value-type="string" calcext:value-type="string">
            <text:p>mode fenêtr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9"/>
          <table:table-cell table:style-name="ce13" office:value-type="string" calcext:value-type="string">
            <text:p>case cochée</text:p>
          </table:table-cell>
          <table:table-cell table:style-name="ce13" office:value-type="string" calcext:value-type="string">
            <text:p>mode plein écra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éconnexion</text:p>
          </table:table-cell>
          <table:table-cell office:value-type="string" calcext:value-type="string">
            <text:p>clique sur bouton « logout »</text:p>
          </table:table-cell>
          <table:table-cell office:value-type="string" calcext:value-type="string">
            <text:p>retour sur la page de connexio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string" calcext:value-type="string">
            <text:p>sélection d’un thème</text:p>
          </table:table-cell>
          <table:table-cell office:value-type="string" calcext:value-type="string">
            <text:p>sélection dans le menu déroulant</text:p>
          </table:table-cell>
          <table:table-cell table:style-name="ce18" office:value-type="string" calcext:value-type="string">
            <text:p>affichage du bouton « questions »</text:p>
            <text:p>Affichage dans le champ de modificatio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string" calcext:value-type="string">
            <text:p>prévention à la suppression</text:p>
          </table:table-cell>
          <table:table-cell office:value-type="string" calcext:value-type="string">
            <text:p>clique sur le bouton « delete »</text:p>
          </table:table-cell>
          <table:table-cell office:value-type="string" calcext:value-type="string">
            <text:p>affichage d’un popup de confirmation.</text:p>
            <text:p><text:span text:style-name="T2">Modification visible avec PHPMyAdmin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string" calcext:value-type="string">
            <text:p>suppression d’un thème sélectionné</text:p>
          </table:table-cell>
          <table:table-cell office:value-type="string" calcext:value-type="string">
            <text:p>clique sur le bouton « ok » du popup</text:p>
          </table:table-cell>
          <table:table-cell office:value-type="string" calcext:value-type="string">
            <text:p>suppression en bdd d’un thème.</text:p>
            <text:p>Modification visible avec PHPMyAdmi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0" office:value-type="string" calcext:value-type="string">
            <text:p>modification d’un thème sélectionné</text:p>
          </table:table-cell>
          <table:table-cell office:value-type="string" calcext:value-type="string">
            <text:p>entrée d’une chaine de caractères &lt; 50 caractères</text:p>
            <text:p>Et clique sur « modify »</text:p>
          </table:table-cell>
          <table:table-cell office:value-type="string" calcext:value-type="string">
            <text:p>modification du thème sélectionné en bdd.</text:p>
            <text:p><text:span text:style-name="T2">Modification visible avec PHPMyAdmin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1"/>
          <table:table-cell office:value-type="string" calcext:value-type="string">
            <text:p>entrée d’une chaine de caractères &gt; 50 caractères</text:p>
            <text:p>Et clique sur « modify »</text:p>
          </table:table-cell>
          <table:table-cell office:value-type="string" calcext:value-type="string">
            <text:p>refus de la modification et popup d’informatio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0" office:value-type="string" calcext:value-type="string">
            <text:p>ajout d’un thème</text:p>
          </table:table-cell>
          <table:table-cell office:value-type="string" calcext:value-type="string">
            <text:p>entrée d’une chaine de caractères &lt; 50 caractères</text:p>
            <text:p>Et clique sur « add »</text:p>
          </table:table-cell>
          <table:table-cell office:value-type="string" calcext:value-type="string">
            <text:p>ajout du thème en bdd.</text:p>
            <text:p><text:span text:style-name="T2">Modification visible avec PHPMyAdmin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4"/>
          <table:table-cell office:value-type="string" calcext:value-type="string">
            <text:p>entrée d’une chaine de caractères &gt; 50 caractères</text:p>
            <text:p>Et clique sur « add »</text:p>
          </table:table-cell>
          <table:table-cell office:value-type="string" calcext:value-type="string">
            <text:p>refus de l’ajout et popup d’informatio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1"/>
          <table:table-cell office:value-type="string" calcext:value-type="string">
            <text:p>entrée d’une chaine de caractères déjà existante dans</text:p>
            <text:p>La table des thèmes en bdd</text:p>
          </table:table-cell>
          <table:table-cell office:value-type="string" calcext:value-type="string">
            <text:p>refus de l’ajout et popup d’information</text:p>
          </table:table-cell>
          <table:table-cell office:value-type="string" calcext:value-type="string">
            <text:p>ok</text:p>
          </table:table-cell>
        </table:table-row>
        <table:table-row table:style-name="ro1" table:number-rows-repeated="2">
          <table:table-cell table:style-name="ce15" table:number-columns-repeated="3"/>
          <table:table-cell table:style-name="Default"/>
        </table:table-row>
        <table:table-row table:style-name="ro1">
          <table:table-cell table:style-name="ce6" office:value-type="string" calcext:value-type="string" table:number-columns-spanned="4" table:number-rows-spanned="1">
            <text:p>Page des questions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4"/>
        </table:table-row>
        <table:table-row table:style-name="ro4">
          <table:table-cell table:style-name="ce13" office:value-type="string" calcext:value-type="string">
            <text:p>affichage de la page des questions</text:p>
          </table:table-cell>
          <table:table-cell table:style-name="ce13" office:value-type="string" calcext:value-type="string">
            <text:p>avoir cliqué sur questions sur la page des thèmes</text:p>
          </table:table-cell>
          <table:table-cell table:style-name="ce13" office:value-type="string" calcext:value-type="string">
            <text:p>affichage de la page des questions et des</text:p>
            <text:p>questions dans le menu déroulan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8" office:value-type="string" calcext:value-type="string">
            <text:p>mode plein ecran</text:p>
          </table:table-cell>
          <table:table-cell office:value-type="string" calcext:value-type="string">
            <text:p>case décochée</text:p>
          </table:table-cell>
          <table:table-cell table:style-name="ce13" office:value-type="string" calcext:value-type="string">
            <text:p>mode fenêtr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9"/>
          <table:table-cell table:style-name="ce13" office:value-type="string" calcext:value-type="string">
            <text:p>case cochée</text:p>
          </table:table-cell>
          <table:table-cell table:style-name="ce13" office:value-type="string" calcext:value-type="string">
            <text:p>mode plein écra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string" calcext:value-type="string">
            <text:p>déconnexion</text:p>
          </table:table-cell>
          <table:table-cell office:value-type="string" calcext:value-type="string">
            <text:p>clique sur bouton « logout »</text:p>
          </table:table-cell>
          <table:table-cell office:value-type="string" calcext:value-type="string">
            <text:p>retour sur la page</text:p>
            <text:p>De connexio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string" calcext:value-type="string">
            <text:p>retour page précédente</text:p>
          </table:table-cell>
          <table:table-cell office:value-type="string" calcext:value-type="string">
            <text:p>clique sur le bouton « return »</text:p>
          </table:table-cell>
          <table:table-cell office:value-type="string" calcext:value-type="string">
            <text:p>retour sur la page</text:p>
            <text:p>Des thèm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élection d’une question</text:p>
          </table:table-cell>
          <table:table-cell office:value-type="string" calcext:value-type="string">
            <text:p>sélection dans le menu déroulant</text:p>
          </table:table-cell>
          <table:table-cell table:style-name="ce18" office:value-type="string" calcext:value-type="string">
            <text:p>affichage du bouton « propositions »</text:p>
            <text:p>affichage de la question  dans les champs de</text:p>
            <text:p>Modifica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évention à la suppression</text:p>
          </table:table-cell>
          <table:table-cell office:value-type="string" calcext:value-type="string">
            <text:p>clique sur le bouton « delete »</text:p>
          </table:table-cell>
          <table:table-cell office:value-type="string" calcext:value-type="string">
            <text:p>affichage d’un popup de confirmatio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string" calcext:value-type="string">
            <text:p>suppression de la question sélectionnée</text:p>
          </table:table-cell>
          <table:table-cell office:value-type="string" calcext:value-type="string">
            <text:p>clique sur le bouton « ok » du popup</text:p>
          </table:table-cell>
          <table:table-cell office:value-type="string" calcext:value-type="string">
            <text:p>suppression en bdd</text:p>
            <text:p>De la questio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0" office:value-type="string" calcext:value-type="string">
            <text:p>modification d’une question sélectionnée</text:p>
          </table:table-cell>
          <table:table-cell office:value-type="string" calcext:value-type="string">
            <text:p>entrée d’une chaine de caractères &lt; 50 caractères</text:p>
            <text:p>Et clique sur « modify »</text:p>
          </table:table-cell>
          <table:table-cell office:value-type="string" calcext:value-type="string">
            <text:p>modification de la question sélectionnée en bdd.</text:p>
            <text:p><text:span text:style-name="T2">Modification visible avec PHPMyAdmin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1"/>
          <table:table-cell office:value-type="string" calcext:value-type="string">
            <text:p>entrée d’une chaine de caractères &gt; 50 caractères</text:p>
            <text:p>Et clique sur « modify »</text:p>
          </table:table-cell>
          <table:table-cell office:value-type="string" calcext:value-type="string">
            <text:p>refus de la modification et popup d’informatio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0" office:value-type="string" calcext:value-type="string">
            <text:p>ajout d’une question</text:p>
          </table:table-cell>
          <table:table-cell office:value-type="string" calcext:value-type="string">
            <text:p>entrée d’une chaine de caractères &lt; 50 caractères</text:p>
            <text:p>Et clique sur « add »</text:p>
          </table:table-cell>
          <table:table-cell office:value-type="string" calcext:value-type="string">
            <text:p>ajout de la question en bdd.</text:p>
            <text:p><text:span text:style-name="T2">Modification visible avec PHPMyAdmin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4"/>
          <table:table-cell office:value-type="string" calcext:value-type="string">
            <text:p>entrée d’une chaine de caractères &gt; 50 caractères</text:p>
            <text:p>Et clique sur « add »</text:p>
          </table:table-cell>
          <table:table-cell office:value-type="string" calcext:value-type="string">
            <text:p>refus de l’ajout et popup d’informatio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1"/>
          <table:table-cell office:value-type="string" calcext:value-type="string">
            <text:p>entrée d’une chaine de caractères déjà existante dans</text:p>
            <text:p>La table des questions en bdd pour un thème donné</text:p>
          </table:table-cell>
          <table:table-cell office:value-type="string" calcext:value-type="string">
            <text:p>refus de l’ajout et popup d’informa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6" office:value-type="string" calcext:value-type="string" table:number-columns-spanned="4" table:number-rows-spanned="1">
            <text:p>Page des propositions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3" office:value-type="string" calcext:value-type="string">
            <text:p>affichage de la page des propositions</text:p>
          </table:table-cell>
          <table:table-cell table:style-name="ce13" office:value-type="string" calcext:value-type="string">
            <text:p>avoir cliqué sur propositions sur la page des questions</text:p>
          </table:table-cell>
          <table:table-cell table:style-name="ce13" office:value-type="string" calcext:value-type="string">
            <text:p>affichage de la page des propositio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8" office:value-type="string" calcext:value-type="string">
            <text:p>mode plein écran</text:p>
          </table:table-cell>
          <table:table-cell office:value-type="string" calcext:value-type="string">
            <text:p>case décochée</text:p>
          </table:table-cell>
          <table:table-cell table:style-name="ce13" office:value-type="string" calcext:value-type="string">
            <text:p>mode fenêtr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9"/>
          <table:table-cell table:style-name="ce13" office:value-type="string" calcext:value-type="string">
            <text:p>case cochée</text:p>
          </table:table-cell>
          <table:table-cell table:style-name="ce13" office:value-type="string" calcext:value-type="string">
            <text:p>mode plein écra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éconnexion</text:p>
          </table:table-cell>
          <table:table-cell office:value-type="string" calcext:value-type="string">
            <text:p>clique sur bouton « logout »</text:p>
          </table:table-cell>
          <table:table-cell office:value-type="string" calcext:value-type="string">
            <text:p>retour sur la page de connex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etour page précédente</text:p>
          </table:table-cell>
          <table:table-cell office:value-type="string" calcext:value-type="string">
            <text:p>clique sur le bouton « return »</text:p>
          </table:table-cell>
          <table:table-cell office:value-type="string" calcext:value-type="string">
            <text:p>retour sur la page des questions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string" calcext:value-type="string">
            <text:p>sélection d’une proposition</text:p>
          </table:table-cell>
          <table:table-cell office:value-type="string" calcext:value-type="string">
            <text:p>sélection dans le menu déroulant</text:p>
          </table:table-cell>
          <table:table-cell office:value-type="string" calcext:value-type="string">
            <text:p>Affichage de la question dans le champ</text:p>
            <text:p>de modifica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évention à la suppression</text:p>
          </table:table-cell>
          <table:table-cell office:value-type="string" calcext:value-type="string">
            <text:p>clique sur le bouton « delete »</text:p>
          </table:table-cell>
          <table:table-cell office:value-type="string" calcext:value-type="string">
            <text:p>affichage d’un popup de confirmatio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string" calcext:value-type="string">
            <text:p>suppression de la proposition sélectionnée</text:p>
          </table:table-cell>
          <table:table-cell office:value-type="string" calcext:value-type="string">
            <text:p>clique sur le bouton « ok » du popup</text:p>
          </table:table-cell>
          <table:table-cell office:value-type="string" calcext:value-type="string">
            <text:p>suppression en bdd de la proposition.</text:p>
            <text:p><text:span text:style-name="T2">refus de l’ajout et popup d’information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0" office:value-type="string" calcext:value-type="string">
            <text:p>modification d’une proposition sélectionnée</text:p>
          </table:table-cell>
          <table:table-cell office:value-type="string" calcext:value-type="string">
            <text:p>entrée d’une chaine de caractères &lt; 200 caractères</text:p>
            <text:p>Et clique sur « modify »</text:p>
          </table:table-cell>
          <table:table-cell office:value-type="string" calcext:value-type="string">
            <text:p>modification de la</text:p>
            <text:p>proposition sélectionnée</text:p>
            <text:p>en bdd.</text:p>
            <text:p><text:span text:style-name="T2">refus de l’ajout et</text:span></text:p>
            <text:p><text:span text:style-name="T2">Popup d’information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1"/>
          <table:table-cell office:value-type="string" calcext:value-type="string">
            <text:p>entrée d’une chaine de caractères &gt; 200 caractères</text:p>
            <text:p>Et clique sur « modify »</text:p>
          </table:table-cell>
          <table:table-cell office:value-type="string" calcext:value-type="string">
            <text:p>refus de la modification</text:p>
            <text:p>Et popup d’informatio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0" office:value-type="string" calcext:value-type="string">
            <text:p>ajout d’une proposition</text:p>
          </table:table-cell>
          <table:table-cell office:value-type="string" calcext:value-type="string">
            <text:p>entrée d’une chaine de caractères &lt; 200 caractères</text:p>
            <text:p>Et clique sur « add »</text:p>
          </table:table-cell>
          <table:table-cell office:value-type="string" calcext:value-type="string">
            <text:p>ajout de la proposition en bdd.</text:p>
            <text:p><text:span text:style-name="T2">refus de l’ajout et popup d’information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4"/>
          <table:table-cell office:value-type="string" calcext:value-type="string">
            <text:p>entrée d’une chaine de caractères &gt; 200 caractères</text:p>
            <text:p>Et clique sur « add »</text:p>
          </table:table-cell>
          <table:table-cell office:value-type="string" calcext:value-type="string">
            <text:p>refus de l’ajout et popup d’information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1"/>
          <table:table-cell table:style-name="ce17" office:value-type="string" calcext:value-type="string">
            <text:p><text:span text:style-name="T1">entrée d’une chaine de caractères déjà existante dans</text:span></text:p>
            <text:p><text:span text:style-name="T1">La table des propositions en bdd pour une question donnée</text:span></text:p>
          </table:table-cell>
          <table:table-cell office:value-type="string" calcext:value-type="string">
            <text:p>refus de l’ajout et popup d’information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09:16:15.659978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5:53:40.002425346</meta:creation-date>
    <dc:date>2018-06-13T11:20:41.333649634</dc:date>
    <meta:editing-duration>PT36M53S</meta:editing-duration>
    <meta:editing-cycles>7</meta:editing-cycles>
    <meta:generator>LibreOffice/5.1.6.2$Linux_X86_64 LibreOffice_project/10m0$Build-2</meta:generator>
    <meta:document-statistic meta:table-count="1" meta:cell-count="175" meta:object-count="0"/>
  </office:meta>
</office:document-meta>
</file>